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60000018C53A0FAAD32081328.png" manifest:media-type="image/png"/>
  <manifest:file-entry manifest:full-path="Pictures/10000201000001EE00000185A0028D7B3E5E9849.png" manifest:media-type="image/png"/>
  <manifest:file-entry manifest:full-path="Pictures/10000201000001A00000019943A7BACD25E9547A.png" manifest:media-type="image/png"/>
  <manifest:file-entry manifest:full-path="Pictures/10000201000001E90000019A151771A362EFB7CE.png" manifest:media-type="image/png"/>
  <manifest:file-entry manifest:full-path="Pictures/10000201000001F70000019AE341207B8A035662.png" manifest:media-type="image/png"/>
  <manifest:file-entry manifest:full-path="Pictures/10000201000001A10000019C68428C00105B24AF.png" manifest:media-type="image/png"/>
  <manifest:file-entry manifest:full-path="Pictures/10000201000001EB0000019E3064FFB833C48169.png" manifest:media-type="image/png"/>
  <manifest:file-entry manifest:full-path="Pictures/10000201000001D600000194696A3EE977507530.png" manifest:media-type="image/png"/>
  <manifest:file-entry manifest:full-path="Pictures/10000201000001D80000019BEF994B61381B3E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h text:style-name="Heading_20_1" text:outline-level="1">1</text:h>
      <text:p text:style-name="Text_20_body"><draw:frame draw:style-name="fr1" draw:name="Obraz1" text:anchor-type="paragraph" svg:x="0.007cm" svg:y="0.132cm" svg:width="13.284cm" svg:height="10.478cm" draw:z-index="0"><draw:image xlink:href="Pictures/10000201000001F60000018C53A0FAAD32081328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2" draw:name="Obraz2" text:anchor-type="paragraph" svg:width="13.072cm" svg:height="10.292cm" draw:z-index="1"><draw:image xlink:href="Pictures/10000201000001EE00000185A0028D7B3E5E9849.png" xlink:type="simple" xlink:show="embed" xlink:actuate="onLoad" loext:mime-type="image/png"/></draw:frame></text:p>
      <text:p text:style-name="Text_20_body"/>
      <text:p text:style-name="Text_20_body"/>
      <text:h text:style-name="Heading_20_1" text:outline-level="1"><text:soft-page-break/>2</text:h>
      <text:p text:style-name="Text_20_body"><draw:frame draw:style-name="fr1" draw:name="Obraz3" text:anchor-type="paragraph" svg:x="0.074cm" svg:y="0cm" svg:width="12.938cm" svg:height="10.85cm" draw:z-index="2"><draw:image xlink:href="Pictures/10000201000001E90000019A151771A362EFB7C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3</text:h>
      <text:p text:style-name="Text_20_body"><draw:frame draw:style-name="fr1" draw:name="Obraz4" text:anchor-type="paragraph" svg:x="0.086cm" svg:y="0cm" svg:width="12.437cm" svg:height="10.689cm" draw:z-index="3"><draw:image xlink:href="Pictures/10000201000001D600000194696A3EE97750753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draw:style-name="fr1" draw:name="Obraz5" text:anchor-type="paragraph" svg:x="0.125cm" svg:y="0cm" svg:width="12.993cm" svg:height="10.956cm" draw:z-index="4"><draw:image xlink:href="Pictures/10000201000001EB0000019E3064FFB833C48169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4</text:h>
      <text:p text:style-name="Text_20_body"><draw:frame draw:style-name="fr1" draw:name="Obraz6" text:anchor-type="paragraph" svg:x="0.048cm" svg:y="0cm" svg:width="11.033cm" svg:height="10.903cm" draw:z-index="5"><draw:image xlink:href="Pictures/10000201000001A10000019C68428C00105B24AF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6</text:h>
      <text:p text:style-name="Text_20_body"><draw:frame draw:style-name="fr1" draw:name="Obraz7" text:anchor-type="paragraph" svg:x="-0.034cm" svg:y="0.026cm" svg:width="13.31cm" svg:height="10.85cm" draw:z-index="6"><draw:image xlink:href="Pictures/10000201000001F70000019AE341207B8A035662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7</text:h>
      <text:p text:style-name="Text_20_body"><draw:frame draw:style-name="fr1" draw:name="Obraz8" text:anchor-type="paragraph" svg:x="0.007cm" svg:y="0cm" svg:width="12.49cm" svg:height="10.874cm" draw:z-index="7"><draw:image xlink:href="Pictures/10000201000001D80000019BEF994B61381B3EA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8</text:h>
      <text:p text:style-name="Text_20_body"><draw:frame draw:style-name="fr1" draw:name="Obraz9" text:anchor-type="paragraph" svg:x="0.034cm" svg:y="0.132cm" svg:width="11.008cm" svg:height="10.821cm" draw:z-index="8"><draw:image xlink:href="Pictures/10000201000001A00000019943A7BACD25E9547A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><text:soft-page-break/>9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7T08:45:25.387000000</meta:creation-date>
    <dc:date>2021-10-27T09:52:58.621000000</dc:date>
    <meta:editing-duration>PT6M41S</meta:editing-duration>
    <meta:editing-cycles>1</meta:editing-cycles>
    <meta:generator>LibreOffice/6.1.1.2$Windows_X86_64 LibreOffice_project/5d19a1bfa650b796764388cd8b33a5af1f5baa1b</meta:generator>
    <meta:document-statistic meta:table-count="0" meta:image-count="9" meta:object-count="0" meta:page-count="7" meta:paragraph-count="8" meta:word-count="8" meta:character-count="8" meta:non-whitespace-character-count="8"/>
  </office:meta>
</office:document-meta>
</file>